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RANA BENITEZ YSABEL HERMELIND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0297062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78415759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HOQUENAIRA HILARIO, LIZBETH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024549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ARANA BENITEZ, RUTH ZARELA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966588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9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46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38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38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6/09/2021</text:p>
          </table:table-cell>
          <table:table-cell table:style-name="Tabla2.A2" office:value-type="string">
            <text:p text:style-name="P9">51755668</text:p>
          </table:table-cell>
          <table:table-cell table:style-name="Tabla2.A2" office:value-type="string">
            <text:p text:style-name="P9">138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5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7T05:20:3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